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F0000022FA16BA370.png" manifest:media-type="image/png"/>
  <manifest:file-entry manifest:full-path="Pictures/100000010000050500000238C7D973F2.png" manifest:media-type="image/png"/>
  <manifest:file-entry manifest:full-path="Pictures/10000001000000D2000000366242B7E8.png" manifest:media-type="image/png"/>
  <manifest:file-entry manifest:full-path="Pictures/10000001000001A7000001F0B4E857FB.png" manifest:media-type="image/png"/>
  <manifest:file-entry manifest:full-path="Pictures/10000001000003D5000001F1B1C67FA8.png" manifest:media-type="image/png"/>
  <manifest:file-entry manifest:full-path="Pictures/10000001000000CB0000003614928B2E.png" manifest:media-type="image/png"/>
  <manifest:file-entry manifest:full-path="Pictures/1000000100000258000001A722DF6F18.png" manifest:media-type="image/png"/>
  <manifest:file-entry manifest:full-path="Pictures/10000001000003D6000001E8B99069AC.png" manifest:media-type="image/png"/>
  <manifest:file-entry manifest:full-path="Pictures/100000010000024E0000022B933A9CFB.png" manifest:media-type="image/png"/>
  <manifest:file-entry manifest:full-path="Pictures/10000001000000CA000000303760E681.png" manifest:media-type="image/png"/>
  <manifest:file-entry manifest:full-path="Pictures/100000010000025B000000E6A8D0D496.png" manifest:media-type="image/png"/>
  <manifest:file-entry manifest:full-path="Pictures/10000001000003CA00000186118EC060.png" manifest:media-type="image/png"/>
  <manifest:file-entry manifest:full-path="Pictures/10000001000003D40000018B40E13941.png" manifest:media-type="image/png"/>
  <manifest:file-entry manifest:full-path="Pictures/10000001000003D90000018F9D528073.png" manifest:media-type="image/png"/>
  <manifest:file-entry manifest:full-path="Pictures/10000001000003D9000001F2B8578D98.png" manifest:media-type="image/png"/>
  <manifest:file-entry manifest:full-path="Pictures/100000000000112E00000A1ED4549F26.png" manifest:media-type="image/png"/>
  <manifest:file-entry manifest:full-path="Pictures/10000001000001BF000001C0E76AA824.png" manifest:media-type="image/png"/>
  <manifest:file-entry manifest:full-path="Pictures/100000010000009400000025977D87FC.png" manifest:media-type="image/png"/>
  <manifest:file-entry manifest:full-path="Pictures/10000001000003D60000019D364955D3.png" manifest:media-type="image/png"/>
  <manifest:file-entry manifest:full-path="Pictures/10000001000000CE000000242977E2C5.png" manifest:media-type="image/png"/>
  <manifest:file-entry manifest:full-path="Pictures/10000001000003DA0000018902A233CA.png" manifest:media-type="image/png"/>
  <manifest:file-entry manifest:full-path="Pictures/100000010000005F0000001E26EACF0E.png" manifest:media-type="image/png"/>
  <manifest:file-entry manifest:full-path="Pictures/10000001000002DC0000018623BE45EF.png" manifest:media-type="image/png"/>
  <manifest:file-entry manifest:full-path="Pictures/100000010000036500000194FCC39C43.png" manifest:media-type="image/png"/>
  <manifest:file-entry manifest:full-path="Pictures/10000001000003D40000019276984424.png" manifest:media-type="image/png"/>
  <manifest:file-entry manifest:full-path="Pictures/100000010000023F000000637B9DE28F.png" manifest:media-type="image/png"/>
  <manifest:file-entry manifest:full-path="Pictures/10000001000001B4000000BA9A3C631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pr1" style:family="presentation" style:parent-style-name="Padrão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7.999cm" svg:height="12.375cm" svg:x="0cm" svg:y="1.625cm">
          <draw:image xlink:href="Pictures/100000010000050500000238C7D973F2.png" xlink:type="simple" xlink:show="embed" xlink:actuate="onLoad" draw:mime-type="image/png">
            <text:p/>
          </draw:image>
        </draw:frame>
        <draw:frame draw:style-name="gr2" draw:text-style-name="P2" draw:layer="layout" svg:width="8.5cm" svg:height="1cm" svg:x="0.5cm" svg:y="0.5cm">
          <draw:text-box>
            <text:p>Cristiano Almeida</text:p>
          </draw:text-box>
        </draw:frame>
        <draw:frame draw:style-name="gr3" draw:text-style-name="P3" draw:layer="layout" svg:width="9.502cm" svg:height="0.963cm" svg:x="10.498cm" svg:y="0.5cm">
          <draw:text-box>
            <text:p><text:a xlink:href="https://almeida-cma.github.io/f6/" xlink:type="simple">https://almeida-cma.github.io/f6/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13.192cm" svg:height="15.469cm" svg:x="7cm" svg:y="0.1cm">
          <draw:image xlink:href="Pictures/10000001000001A7000001F0B4E857F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8.053cm" svg:height="14.211cm" svg:x="0cm" svg:y="0.789cm">
          <draw:image xlink:href="Pictures/10000001000003D5000001F1B1C67FA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1cm" svg:height="14.804cm" svg:x="3.5cm" svg:y="0.444cm">
          <draw:image xlink:href="Pictures/1000000100000258000001A722DF6F1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7.85cm" svg:height="13.839cm" svg:x="0.15cm" svg:y="1cm">
          <draw:image xlink:href="Pictures/10000001000003D6000001E8B99069AC.png" xlink:type="simple" xlink:show="embed" xlink:actuate="onLoad" draw:mime-type="image/png">
            <text:p/>
          </draw:image>
        </draw:frame>
        <draw:frame draw:style-name="gr1" draw:text-style-name="P1" draw:layer="layout" svg:width="5.556cm" svg:height="1.427cm" svg:x="10.444cm" svg:y="0.073cm">
          <draw:image xlink:href="Pictures/10000001000000D2000000366242B7E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16.611cm" svg:height="15.626cm" svg:x="5.389cm" svg:y="0.1cm">
          <draw:image xlink:href="Pictures/100000010000024E0000022B933A9CFB.png" xlink:type="simple" xlink:show="embed" xlink:actuate="onLoad" draw:mime-type="image/png">
            <text:p/>
          </draw:image>
        </draw:frame>
        <draw:frame draw:style-name="gr1" draw:text-style-name="P1" draw:layer="layout" svg:width="5.556cm" svg:height="1.427cm" svg:x="0cm" svg:y="0cm">
          <draw:image xlink:href="Pictures/10000001000000D2000000366242B7E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5.37cm" svg:height="1.427cm" svg:x="0.13cm" svg:y="0.073cm">
          <draw:image xlink:href="Pictures/10000001000000CB0000003614928B2E.png" xlink:type="simple" xlink:show="embed" xlink:actuate="onLoad" draw:mime-type="image/png">
            <text:p/>
          </draw:image>
        </draw:frame>
        <draw:frame draw:style-name="gr1" draw:text-style-name="P1" draw:layer="layout" svg:width="16.5cm" svg:height="15.195cm" svg:x="6cm" svg:y="0.305cm">
          <draw:image xlink:href="Pictures/100000010000025F0000022FA16BA37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5.344cm" svg:height="1.269cm" svg:x="0.156cm" svg:y="0.231cm">
          <draw:image xlink:href="Pictures/10000001000000CA000000303760E681.png" xlink:type="simple" xlink:show="embed" xlink:actuate="onLoad" draw:mime-type="image/png">
            <text:p/>
          </draw:image>
        </draw:frame>
        <draw:frame draw:style-name="gr1" draw:text-style-name="P1" draw:layer="layout" svg:width="21.005cm" svg:height="8.011cm" svg:x="4.5cm" svg:y="3cm">
          <draw:image xlink:href="Pictures/100000010000025B000000E6A8D0D49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draw:frame draw:style-name="gr1" draw:text-style-name="P1" draw:layer="layout" svg:width="5.344cm" svg:height="1.269cm" svg:x="0.156cm" svg:y="0.232cm">
          <draw:image xlink:href="Pictures/10000001000000CA000000303760E681.png" xlink:type="simple" xlink:show="embed" xlink:actuate="onLoad" draw:mime-type="image/png">
            <text:p/>
          </draw:image>
        </draw:frame>
        <draw:frame draw:style-name="gr1" draw:text-style-name="P1" draw:layer="layout" svg:width="25.667cm" svg:height="10.319cm" svg:x="1.34cm" svg:y="2.809cm">
          <draw:image xlink:href="Pictures/10000001000003CA00000186118EC06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draw:frame draw:style-name="gr1" draw:text-style-name="P1" draw:layer="layout" svg:width="26.064cm" svg:height="10.557cm" svg:x="1.142cm" svg:y="2.69cm">
          <draw:image xlink:href="Pictures/10000001000003D90000018F9D528073.png" xlink:type="simple" xlink:show="embed" xlink:actuate="onLoad" draw:mime-type="image/png">
            <text:p/>
          </draw:image>
        </draw:frame>
        <draw:frame draw:style-name="gr1" draw:text-style-name="P1" draw:layer="layout" svg:width="5.344cm" svg:height="1.269cm" svg:x="0.156cm" svg:y="0.233cm">
          <draw:image xlink:href="Pictures/10000001000000CA000000303760E68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draw:frame draw:style-name="gr1" draw:text-style-name="P1" draw:layer="layout" svg:width="25.931cm" svg:height="10.451cm" svg:x="1.208cm" svg:y="2.743cm">
          <draw:image xlink:href="Pictures/10000001000003D40000018B40E13941.png" xlink:type="simple" xlink:show="embed" xlink:actuate="onLoad" draw:mime-type="image/png">
            <text:p/>
          </draw:image>
        </draw:frame>
        <draw:frame draw:style-name="gr1" draw:text-style-name="P1" draw:layer="layout" svg:width="5.344cm" svg:height="1.269cm" svg:x="0.156cm" svg:y="0.234cm">
          <draw:image xlink:href="Pictures/10000001000000CA000000303760E68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draw:frame draw:style-name="gr1" draw:text-style-name="P1" draw:layer="layout" svg:width="5.344cm" svg:height="1.269cm" svg:x="0.156cm" svg:y="0.234cm">
          <draw:image xlink:href="Pictures/10000001000000CA000000303760E681.png" xlink:type="simple" xlink:show="embed" xlink:actuate="onLoad" draw:mime-type="image/png">
            <text:p/>
          </draw:image>
        </draw:frame>
        <draw:frame draw:style-name="gr1" draw:text-style-name="P1" draw:layer="layout" svg:width="27.206cm" svg:height="13.755cm" svg:x="0.294cm" svg:y="1.745cm">
          <draw:image xlink:href="Pictures/10000001000003D9000001F2B8578D9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draw:frame draw:style-name="gr1" draw:text-style-name="P1" draw:layer="layout" svg:width="5.344cm" svg:height="1.269cm" svg:x="0.156cm" svg:y="0.234cm">
          <draw:image xlink:href="Pictures/10000001000000CA000000303760E681.png" xlink:type="simple" xlink:show="embed" xlink:actuate="onLoad" draw:mime-type="image/png">
            <text:p/>
          </draw:image>
        </draw:frame>
        <draw:frame draw:style-name="gr1" draw:text-style-name="P1" draw:layer="layout" svg:width="23.506cm" svg:height="13.843cm" svg:x="0.994cm" svg:y="1.5cm">
          <draw:image xlink:href="Pictures/100000000000112E00000A1ED4549F26.png" xlink:type="simple" xlink:show="embed" xlink:actuate="onLoad" draw:mime-type="image/png">
            <text:p/>
          </draw:image>
        </draw:frame>
        <draw:frame draw:style-name="gr1" draw:text-style-name="P1" draw:layer="layout" svg:width="3.915cm" svg:height="0.978cm" svg:x="11cm" svg:y="0.5cm">
          <draw:image xlink:href="Pictures/100000010000009400000025977D87F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draw:frame draw:style-name="gr1" draw:text-style-name="P1" draw:layer="layout" svg:width="5.344cm" svg:height="1.269cm" svg:x="0.156cm" svg:y="0.234cm">
          <draw:image xlink:href="Pictures/10000001000000CA000000303760E681.png" xlink:type="simple" xlink:show="embed" xlink:actuate="onLoad" draw:mime-type="image/png">
            <text:p/>
          </draw:image>
        </draw:frame>
        <draw:frame draw:style-name="gr1" draw:text-style-name="P1" draw:layer="layout" svg:width="5.45cm" svg:height="0.951cm" svg:x="9.55cm" svg:y="0.249cm">
          <draw:image xlink:href="Pictures/10000001000000CE000000242977E2C5.png" xlink:type="simple" xlink:show="embed" xlink:actuate="onLoad" draw:mime-type="image/png">
            <text:p/>
          </draw:image>
        </draw:frame>
        <draw:frame draw:style-name="gr1" draw:text-style-name="P1" draw:layer="layout" svg:width="26.09cm" svg:height="10.398cm" svg:x="1.129cm" svg:y="2.77cm">
          <draw:image xlink:href="Pictures/10000001000003DA0000018902A233C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draw:frame draw:style-name="gr1" draw:text-style-name="P1" draw:layer="layout" svg:width="5.344cm" svg:height="1.269cm" svg:x="0.156cm" svg:y="0.234cm">
          <draw:image xlink:href="Pictures/10000001000000CA000000303760E681.png" xlink:type="simple" xlink:show="embed" xlink:actuate="onLoad" draw:mime-type="image/png">
            <text:p/>
          </draw:image>
        </draw:frame>
        <draw:frame draw:style-name="gr1" draw:text-style-name="P1" draw:layer="layout" svg:width="5.45cm" svg:height="0.951cm" svg:x="9.55cm" svg:y="0.25cm">
          <draw:image xlink:href="Pictures/10000001000000CE000000242977E2C5.png" xlink:type="simple" xlink:show="embed" xlink:actuate="onLoad" draw:mime-type="image/png">
            <text:p/>
          </draw:image>
        </draw:frame>
        <draw:frame draw:style-name="gr1" draw:text-style-name="P1" draw:layer="layout" svg:width="25.984cm" svg:height="10.927cm" svg:x="1.182cm" svg:y="2.505cm">
          <draw:image xlink:href="Pictures/10000001000003D60000019D364955D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draw:frame draw:style-name="gr1" draw:text-style-name="P1" draw:layer="layout" svg:width="5.344cm" svg:height="1.269cm" svg:x="0.156cm" svg:y="0.234cm">
          <draw:image xlink:href="Pictures/10000001000000CA000000303760E681.png" xlink:type="simple" xlink:show="embed" xlink:actuate="onLoad" draw:mime-type="image/png">
            <text:p/>
          </draw:image>
        </draw:frame>
        <draw:frame draw:style-name="gr1" draw:text-style-name="P1" draw:layer="layout" svg:width="5.45cm" svg:height="0.951cm" svg:x="9.55cm" svg:y="0.25cm">
          <draw:image xlink:href="Pictures/10000001000000CE000000242977E2C5.png" xlink:type="simple" xlink:show="embed" xlink:actuate="onLoad" draw:mime-type="image/png">
            <text:p/>
          </draw:image>
        </draw:frame>
        <draw:frame draw:style-name="gr1" draw:text-style-name="P1" draw:layer="layout" svg:width="25.984cm" svg:height="10.927cm" svg:x="1.182cm" svg:y="2.505cm">
          <draw:image xlink:href="Pictures/10000001000003D60000019D364955D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draw:frame draw:style-name="gr1" draw:text-style-name="P1" draw:layer="layout" svg:width="5.344cm" svg:height="1.269cm" svg:x="0.156cm" svg:y="0.234cm">
          <draw:image xlink:href="Pictures/10000001000000CA000000303760E681.png" xlink:type="simple" xlink:show="embed" xlink:actuate="onLoad" draw:mime-type="image/png">
            <text:p/>
          </draw:image>
        </draw:frame>
        <draw:frame draw:style-name="gr1" draw:text-style-name="P1" draw:layer="layout" svg:width="2.512cm" svg:height="0.792cm" svg:x="11.488cm" svg:y="0.5cm">
          <draw:image xlink:href="Pictures/100000010000005F0000001E26EACF0E.png" xlink:type="simple" xlink:show="embed" xlink:actuate="onLoad" draw:mime-type="image/png">
            <text:p/>
          </draw:image>
        </draw:frame>
        <draw:frame draw:style-name="gr1" draw:text-style-name="P1" draw:layer="layout" svg:width="22.358cm" svg:height="11.911cm" svg:x="3cm" svg:y="2.589cm">
          <draw:image xlink:href="Pictures/10000001000002DC0000018623BE45E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0">
        <draw:frame draw:style-name="gr1" draw:text-style-name="P1" draw:layer="layout" svg:width="5.344cm" svg:height="1.269cm" svg:x="0.156cm" svg:y="0.234cm">
          <draw:image xlink:href="Pictures/10000001000000CA000000303760E681.png" xlink:type="simple" xlink:show="embed" xlink:actuate="onLoad" draw:mime-type="image/png">
            <text:p/>
          </draw:image>
        </draw:frame>
        <draw:frame draw:style-name="gr1" draw:text-style-name="P1" draw:layer="layout" svg:width="22.994cm" svg:height="10.689cm" svg:x="2.677cm" svg:y="2.624cm">
          <draw:image xlink:href="Pictures/100000010000036500000194FCC39C43.png" xlink:type="simple" xlink:show="embed" xlink:actuate="onLoad" draw:mime-type="image/png">
            <text:p/>
          </draw:image>
        </draw:frame>
        <draw:frame draw:style-name="gr1" draw:text-style-name="P1" draw:layer="layout" svg:width="2.512cm" svg:height="0.792cm" svg:x="11.488cm" svg:y="0.5cm">
          <draw:image xlink:href="Pictures/100000010000005F0000001E26EACF0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0">
        <draw:frame draw:style-name="gr1" draw:text-style-name="P1" draw:layer="layout" svg:width="5.344cm" svg:height="1.269cm" svg:x="0.156cm" svg:y="0.234cm">
          <draw:image xlink:href="Pictures/10000001000000CA000000303760E681.png" xlink:type="simple" xlink:show="embed" xlink:actuate="onLoad" draw:mime-type="image/png">
            <text:p/>
          </draw:image>
        </draw:frame>
        <draw:frame draw:style-name="gr1" draw:text-style-name="P1" draw:layer="layout" svg:width="15.214cm" svg:height="2.618cm" svg:x="6.5cm" svg:y="0.382cm">
          <draw:image xlink:href="Pictures/100000010000023F000000637B9DE28F.png" xlink:type="simple" xlink:show="embed" xlink:actuate="onLoad" draw:mime-type="image/png">
            <text:p/>
          </draw:image>
        </draw:frame>
        <draw:frame draw:style-name="gr1" draw:text-style-name="P1" draw:layer="layout" svg:width="26.818cm" svg:height="11cm" svg:x="0.5cm" svg:y="3cm">
          <draw:image xlink:href="Pictures/10000001000003D4000001927698442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0">
        <draw:frame draw:style-name="gr1" draw:text-style-name="P1" draw:layer="layout" svg:width="12.811cm" svg:height="12.5cm" svg:x="0.5cm" svg:y="1cm">
          <draw:image xlink:href="Pictures/10000001000001BF000001C0E76AA824.png" xlink:type="simple" xlink:show="embed" xlink:actuate="onLoad" draw:mime-type="image/png">
            <text:p/>
          </draw:image>
        </draw:frame>
        <draw:frame draw:style-name="gr1" draw:text-style-name="P1" draw:layer="layout" svg:width="12.495cm" svg:height="5.189cm" svg:x="15.005cm" svg:y="3.455cm">
          <draw:image xlink:href="Pictures/10000001000001B4000000BA9A3C631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0">
        <draw:frame draw:style-name="gr1" draw:text-style-name="P1" draw:layer="layout" svg:width="5.344cm" svg:height="1.269cm" svg:x="0.156cm" svg:y="0.234cm">
          <draw:image xlink:href="Pictures/10000001000000CA000000303760E68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2-03T12:44:11.313000000</meta:creation-date>
    <dc:date>2025-12-03T13:18:54.508000000</dc:date>
    <meta:editing-duration>PT27M57S</meta:editing-duration>
    <meta:editing-cycles>10</meta:editing-cycles>
    <meta:generator>LibreOffice/24.8.0.3$Windows_X86_64 LibreOffice_project/0bdf1299c94fe897b119f97f3c613e9dca6be583</meta:generator>
    <meta:document-statistic meta:object-count="109"/>
  </office:meta>
</office:document-meta>
</file>